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7cm" style:rel-column-width="65535*"/>
    </style:style>
    <style:style style:name="Tabla1.A1" style:family="table-cell">
      <style:table-cell-properties fo:padding="0.097cm" fo:border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5pt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" style:family="paragraph" style:parent-style-name="Text_20_body">
      <style:text-properties fo:font-weight="normal" style:font-weight-asian="normal" style:font-weight-complex="normal"/>
    </style:style>
    <style:style style:name="P3" style:family="paragraph" style:parent-style-name="Text_20_body">
      <style:text-properties fo:font-weight="normal" officeooo:paragraph-rsid="008a0a11" style:font-weight-asian="normal" style:font-weight-complex="normal"/>
    </style:style>
    <style:style style:name="P4" style:family="paragraph" style:parent-style-name="Text_20_body">
      <style:text-properties fo:font-weight="normal" officeooo:paragraph-rsid="008d470d" style:font-weight-asian="normal" style:font-weight-complex="normal"/>
    </style:style>
    <style:style style:name="P5" style:family="paragraph" style:parent-style-name="Text_20_body">
      <style:text-properties fo:font-weight="normal" officeooo:paragraph-rsid="008eddde" style:font-weight-asian="normal" style:font-weight-complex="normal"/>
    </style:style>
    <style:style style:name="P6" style:family="paragraph" style:parent-style-name="Text_20_body">
      <style:text-properties fo:font-weight="normal" officeooo:rsid="008eddde" officeooo:paragraph-rsid="008eddde" style:font-weight-asian="normal" style:font-weight-complex="normal"/>
    </style:style>
    <style:style style:name="P7" style:family="paragraph" style:parent-style-name="Text_20_body">
      <style:text-properties fo:font-weight="normal" officeooo:rsid="00218194" officeooo:paragraph-rsid="0091ecb8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color="#333366" officeooo:rsid="008a0a11" officeooo:paragraph-rsid="008a0a11"/>
    </style:style>
    <style:style style:name="P9" style:family="paragraph" style:parent-style-name="Table_20_Contents">
      <style:paragraph-properties fo:text-align="start" style:justify-single-word="false"/>
      <style:text-properties fo:color="#333366" officeooo:rsid="008a0a11" officeooo:paragraph-rsid="008eddde"/>
    </style:style>
    <style:style style:name="P10" style:family="paragraph" style:parent-style-name="Text_20_body">
      <style:paragraph-properties fo:padding="0cm" fo:border="none"/>
      <style:text-properties style:font-name="Ubuntu Mono" fo:font-size="10pt" officeooo:paragraph-rsid="008b495e" style:font-size-asian="10pt" style:font-size-complex="10pt"/>
    </style:style>
    <style:style style:name="P11" style:family="paragraph" style:parent-style-name="Text_20_body">
      <style:paragraph-properties fo:padding="0cm" fo:border="none"/>
      <style:text-properties style:font-name="Ubuntu Mono" fo:font-size="10pt" officeooo:paragraph-rsid="008b6d8a" style:font-size-asian="10pt" style:font-size-complex="10pt"/>
    </style:style>
    <style:style style:name="P12" style:family="paragraph" style:parent-style-name="Text_20_body">
      <style:paragraph-properties fo:padding="0cm" fo:border="none"/>
      <style:text-properties style:font-name="Ubuntu Mono" fo:font-size="10pt" officeooo:paragraph-rsid="008d470d" style:font-size-asian="10pt" style:font-size-complex="10pt"/>
    </style:style>
    <style:style style:name="P13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14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5" style:family="paragraph" style:parent-style-name="Text_20_body">
      <style:paragraph-properties fo:padding="0cm" fo:border="none"/>
      <style:text-properties style:font-name="Ubuntu Mono" fo:font-size="10pt" fo:font-weight="bold" officeooo:rsid="008b495e" officeooo:paragraph-rsid="008b495e" style:font-size-asian="10pt" style:font-weight-asian="bold" style:font-size-complex="10pt" style:font-weight-complex="bold"/>
    </style:style>
    <style:style style:name="P16" style:family="paragraph" style:parent-style-name="Text_20_body">
      <style:paragraph-properties fo:padding="0cm" fo:border="none"/>
      <style:text-properties style:font-name="Ubuntu Mono" fo:font-size="10pt" fo:font-weight="normal" officeooo:rsid="008b495e" officeooo:paragraph-rsid="008b495e" style:font-size-asian="10pt" style:font-weight-asian="normal" style:font-size-complex="10pt" style:font-weight-complex="normal"/>
    </style:style>
    <style:style style:name="P17" style:family="paragraph" style:parent-style-name="Text_20_body">
      <style:paragraph-properties fo:padding="0cm" fo:border="none"/>
      <style:text-properties style:font-name="Ubuntu Mono" fo:font-size="10pt" fo:font-weight="normal" officeooo:rsid="008b495e" officeooo:paragraph-rsid="008d470d" style:font-size-asian="10pt" style:font-weight-asian="normal" style:font-size-complex="10pt" style:font-weight-complex="normal"/>
    </style:style>
    <style:style style:name="P18" style:family="paragraph" style:parent-style-name="Text_20_body" style:master-page-name="Standard">
      <style:paragraph-properties style:page-number="auto"/>
      <style:text-properties fo:font-weight="normal" style:font-weight-asian="normal" style:font-weight-complex="normal"/>
    </style:style>
    <style:style style:name="P19" style:family="paragraph" style:parent-style-name="Text_20_body" style:list-style-name="L1">
      <style:text-properties fo:font-weight="normal" officeooo:paragraph-rsid="0091ecb8" style:font-weight-asian="normal" style:font-weight-complex="normal"/>
    </style:style>
    <style:style style:name="P20" style:family="paragraph" style:parent-style-name="Text_20_body">
      <style:text-properties style:font-name="Arial1" fo:font-weight="normal" officeooo:rsid="001c1e14" officeooo:paragraph-rsid="008eddde" style:font-weight-asian="normal" style:font-weight-complex="normal"/>
    </style:style>
    <style:style style:name="P21" style:family="paragraph" style:parent-style-name="Heading_20_1">
      <style:paragraph-properties fo:text-align="center" style:justify-single-word="false"/>
    </style:style>
    <style:style style:name="P22" style:family="paragraph" style:parent-style-name="Heading_20_1">
      <style:paragraph-properties fo:text-align="center" style:justify-single-word="false"/>
      <style:text-properties officeooo:rsid="008b495e" officeooo:paragraph-rsid="008b495e"/>
    </style:style>
    <style:style style:name="P23" style:family="paragraph" style:parent-style-name="Heading_20_1">
      <style:paragraph-properties fo:text-align="center" style:justify-single-word="false"/>
      <style:text-properties officeooo:rsid="008b495e" officeooo:paragraph-rsid="0090a6e7"/>
    </style:style>
    <style:style style:name="P24" style:family="paragraph" style:parent-style-name="Heading_20_1">
      <style:paragraph-properties fo:text-align="start" style:justify-single-word="false"/>
      <style:text-properties officeooo:paragraph-rsid="0091ecb8"/>
    </style:style>
    <style:style style:name="P25" style:family="paragraph" style:parent-style-name="Heading_20_2" style:master-page-name="Landscape">
      <style:paragraph-properties style:page-number="auto"/>
      <style:text-properties style:use-window-font-color="true" style:font-name="Arial" fo:font-size="12pt" fo:font-weight="bold" officeooo:rsid="0091ecb8" style:font-size-asian="12pt" style:font-weight-asian="bold" style:font-size-complex="12pt" style:font-weight-complex="bold"/>
    </style:style>
    <style:style style:name="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T2" style:family="text">
      <style:text-properties fo:color="#980000" style:font-name="Arial1" fo:font-size="8pt" fo:font-weight="bold" officeooo:rsid="0073d64f" style:font-name-asian="Arial1" style:font-size-asian="8pt" style:font-weight-asian="bold" style:font-name-complex="Arial1" style:font-size-complex="8pt" style:font-weight-complex="bold"/>
    </style:style>
    <style:style style:name="T3" style:family="text">
      <style:text-properties fo:color="#980000" style:font-name="Arial1" fo:font-size="8pt" fo:font-weight="bold" officeooo:rsid="008b495e" style:font-name-asian="Arial1" style:font-size-asian="8pt" style:font-weight-asian="bold" style:font-name-complex="Arial1" style:font-size-complex="8pt" style:font-weight-complex="bold"/>
    </style:style>
    <style:style style:name="T4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T5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T6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T7" style:family="text">
      <style:text-properties style:font-name="Arial1"/>
    </style:style>
    <style:style style:name="T8" style:family="text">
      <style:text-properties style:font-name="Arial1" fo:font-size="20pt" fo:font-weight="bold" style:font-size-asian="20pt" style:font-weight-asian="bold" style:font-size-complex="20pt"/>
    </style:style>
    <style:style style:name="T9" style:family="text">
      <style:text-properties style:font-name="Arial1" officeooo:rsid="002af255"/>
    </style:style>
    <style:style style:name="T10" style:family="text">
      <style:text-properties style:font-name="Arial1" officeooo:rsid="0026959b"/>
    </style:style>
    <style:style style:name="T11" style:family="text">
      <style:text-properties style:font-name="Arial1" officeooo:rsid="00218194"/>
    </style:style>
    <style:style style:name="T12" style:family="text">
      <style:text-properties style:font-name="Arial1" officeooo:rsid="0091ecb8"/>
    </style:style>
    <style:style style:name="T13" style:family="text">
      <style:text-properties officeooo:rsid="0073d64f"/>
    </style:style>
    <style:style style:name="T14" style:family="text">
      <style:text-properties fo:font-weight="normal" officeooo:rsid="008b495e" style:font-weight-asian="normal" style:font-weight-complex="normal"/>
    </style:style>
    <style:style style:name="T15" style:family="text">
      <style:text-properties fo:font-weight="normal" officeooo:rsid="008b6d8a" style:font-weight-asian="normal" style:font-weight-complex="normal"/>
    </style:style>
    <style:style style:name="T16" style:family="text">
      <style:text-properties fo:font-weight="normal" officeooo:rsid="008d470d" style:font-weight-asian="normal" style:font-weight-complex="normal"/>
    </style:style>
    <style:style style:name="T17" style:family="text">
      <style:text-properties style:use-window-font-color="true" style:font-name="Arial" fo:font-size="12pt" fo:font-weight="normal" officeooo:rsid="006feec1" style:font-size-asian="12pt" style:font-weight-asian="normal" style:font-size-complex="12pt" style:font-weight-complex="normal"/>
    </style:style>
    <style:style style:name="T18" style:family="text">
      <style:text-properties style:use-window-font-color="true" style:font-name="Arial" fo:font-size="12pt" fo:font-weight="bold" officeooo:rsid="006feec1" style:font-size-asian="12pt" style:font-weight-asian="bold" style:font-size-complex="12pt" style:font-weight-complex="bold"/>
    </style:style>
    <style:style style:name="T19" style:family="text">
      <style:text-properties officeooo:rsid="008b495e"/>
    </style:style>
    <style:style style:name="T20" style:family="text">
      <style:text-properties officeooo:rsid="008d470d"/>
    </style:style>
    <style:style style:name="T21" style:family="text">
      <style:text-properties officeooo:rsid="008eddde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RDE. IES Haría</text:p>
      <text:p text:style-name="P1"><text:span text:style-name="T8">UT</text:span><text:span text:style-name="T13">6</text:span><text:span text:style-name="T8">. Actividad </text:span><text:span text:style-name="T19">8</text:span></text:p>
      <text:h text:style-name="P21" text:outline-level="1"/>
      <text:h text:style-name="P21" text:outline-level="1"/>
      <text:h text:style-name="P21" text:outline-level="1"/>
      <text:h text:style-name="P22" text:outline-level="1">Capa de transporte</text:h>
      <text:h text:style-name="P23" text:outline-level="1">Consolidación</text:h>
      <text:h text:style-name="P25" text:outline-level="2">Actividad 1</text:h>
      <text:h text:style-name="P24" text:outline-level="1"><text:span text:style-name="T17">Si el resultado de ejecutar el comando </text:span><text:span text:style-name="T18">netstat</text:span><text:span text:style-name="T17"> en un </text:span><text:span text:style-name="Strong_20_Emphasis"><text:span text:style-name="T18">equipo remoto</text:span></text:span><text:span text:style-name="T18"> de mi red local</text:span><text:span text:style-name="T17"> es el siguiente:</text:span></text:h>
      <text:p text:style-name="P15">Conexiones activas de Internet (servidores y establecidos) </text:p>
      <text:p text:style-name="P15">Proto <text:s/>Recib Enviad Dirección local <text:s text:c="8"/>Dirección remota <text:s text:c="6"/>Estado <text:s text:c="6"/>PID/Program name </text:p>
      <text:p text:style-name="P16">tcp <text:s text:c="7"/>0 <text:s text:c="5"/>0 *:ssh <text:s text:c="18"/>*:* <text:s text:c="20"/>ESCUCHAR <text:s text:c="3"/>1267/sshd <text:s text:c="6"/></text:p>
      <text:p text:style-name="P16">tcp <text:s text:c="7"/>0 <text:s text:c="5"/>0 localhost:ipp <text:s text:c="10"/>*:* <text:s text:c="20"/>ESCUCHAR <text:s text:c="3"/>620/cupsd <text:s text:c="6"/></text:p>
      <text:p text:style-name="P16">tcp <text:s text:c="7"/>0 <text:s text:c="5"/>0 *:microsoft-ds <text:s text:c="9"/>*:* <text:s text:c="20"/>ESCUCHAR <text:s text:c="3"/>739/smbd <text:s text:c="7"/></text:p>
      <text:p text:style-name="P16">tcp <text:s text:c="7"/>0 <text:s text:c="5"/>0 *:netbios-ssn <text:s text:c="10"/>*:* <text:s text:c="20"/>ESCUCHAR <text:s text:c="3"/>739/smbd <text:s text:c="7"/></text:p>
      <text:p text:style-name="P16">tcp <text:s text:c="7"/>0 <text:s text:c="5"/>0 *:http <text:s text:c="17"/>*:* <text:s text:c="20"/>ESCUCHAR <text:s text:c="3"/>1367/nginx <text:s text:c="5"/></text:p>
      <text:p text:style-name="P16">tcp <text:s text:c="7"/>0 <text:s text:c="5"/>0 a1-pc00:domain <text:s text:c="9"/>*:* <text:s text:c="20"/>ESCUCHAR <text:s text:c="3"/>2482/dnsmasq <text:s text:c="6"/></text:p>
      <text:p text:style-name="P16">tcp <text:s text:c="7"/>0 <text:s text:c="5"/>0 a1-pc00:37902 <text:s text:c="10"/>68.232.35.121:https <text:s text:c="4"/>ESTABLECIDO 4992/firefox <text:s text:c="6"/></text:p>
      <text:p text:style-name="P16">tcp <text:s text:c="7"/>0 <text:s text:c="5"/>0 a1-pc00:39288 <text:s text:c="10"/>93.184.220.29:http <text:s text:c="5"/>ESTABLECIDO 4992/firefox <text:s text:c="3"/></text:p>
      <text:p text:style-name="P10"><text:span text:style-name="T14">tcp <text:s text:c="7"/>0 <text:s text:c="5"/>0 a1-pc00:http <text:s text:c="11"/></text:span><text:span text:style-name="T15">172.16.200.1</text:span><text:span text:style-name="T14">:33325 <text:s text:c="5"/>ESTABLECIDO 1371/nginx: worker <text:s text:c="6"/></text:span></text:p>
      <text:p text:style-name="P10"><text:span text:style-name="T14">tcp <text:s text:c="7"/>0 <text:s text:c="5"/>0 a1-pc00:39657 <text:s text:c="10"/></text:span><text:span text:style-name="T15">www.rediris.es</text:span><text:span text:style-name="T14">:https <text:s text:c="3"/>TIME_WAIT <text:s text:c="2"/>- <text:s text:c="17"/></text:span></text:p>
      <text:p text:style-name="P16">tcp <text:s text:c="7"/>0 <text:s text:c="5"/>0 a1-pc00:36698 <text:s text:c="10"/>190.93.246.58:https <text:s text:c="4"/>ESTABLECIDO 4992/firefox <text:s text:c="3"/></text:p>
      <text:p text:style-name="P16">tcp <text:s text:c="7"/>0 <text:s text:c="5"/>0 a1-pc00:43517 <text:s text:c="10"/>ec2-176-34-131-23:https ESTABLECIDO 4992/firefox <text:s text:c="3"/></text:p>
      <text:p text:style-name="P16">tcp <text:s text:c="7"/>0 <text:s text:c="5"/>0 a1-pc00:ssh <text:s text:c="12"/>80.35.22.1:50847 <text:s text:c="7"/>ESTABLECIDO 19433/sshd: usuario <text:s text:c="3"/></text:p>
      <text:p text:style-name="P11"><text:span text:style-name="T14">tcp <text:s text:c="7"/>0 <text:s text:c="5"/>0 a1-pc00:50847 <text:s text:c="10"/></text:span><text:span text:style-name="T15">172.16.55.58</text:span><text:span text:style-name="T14">:ssh <text:s text:c="7"/>ESTABLECIDO 19432/ssh <text:s text:c="9"/></text:span></text:p>
      <text:p text:style-name="P17">tcp <text:s text:c="7"/>0 <text:s text:c="5"/>0 a1-pc00:46406 <text:s text:c="10"/>stackoverflow.com:https ESTABLECIDO 4992/firefox <text:s text:c="2"/></text:p>
      <text:p text:style-name="P16">tcp6 <text:s text:c="6"/>0 <text:s text:c="5"/>0 [::]:ssh <text:s text:c="15"/>[::]:* <text:s text:c="17"/>ESCUCHAR <text:s text:c="3"/>1267/sshd <text:s text:c="6"/></text:p>
      <text:p text:style-name="P16">tcp6 <text:s text:c="6"/>0 <text:s text:c="5"/>0 ip6-localhost:ipp <text:s text:c="6"/>[::]:* <text:s text:c="17"/>ESCUCHAR <text:s text:c="3"/>620/cupsd <text:s text:c="13"/></text:p>
      <text:p text:style-name="P12"><text:span text:style-name="T16">tcp6 <text:s text:c="6"/>0 <text:s text:c="5"/>0 201::e23f:49ff:f:34248 <text:s/>2001::a10b:http <text:tab/> <text:s text:c="3"/>ESTABLECIDO 9275/firefox</text:span><text:span text:style-name="T14"> </text:span></text:p>
      <text:p text:style-name="P16">udp <text:s text:c="7"/>0 <text:s text:c="5"/>0 a1-pc00:domain <text:s text:c="9"/>*:* <text:s text:c="32"/>2482/dnsmasq <text:s text:c="3"/></text:p>
      <text:p text:style-name="P16">udp <text:s text:c="7"/>0 <text:s text:c="5"/>0 *:bootpc <text:s text:c="15"/>*:* <text:s text:c="32"/>1848/dhclient <text:s text:c="2"/></text:p>
      <text:p text:style-name="P16">udp <text:s text:c="7"/>0 <text:s text:c="5"/>0 a1-pc00:ntp <text:s text:c="12"/>*:* <text:s text:c="32"/>1128/ntpd <text:s text:c="6"/></text:p>
      <text:p text:style-name="P16">udp <text:s text:c="7"/>0 <text:s text:c="5"/>0 localhost:ntp <text:s text:c="10"/>*:* <text:s text:c="32"/>1128/ntpd <text:s text:c="6"/></text:p>
      <text:p text:style-name="P16">udp <text:s text:c="7"/>0 <text:s text:c="5"/>0 *:ntp <text:s text:c="18"/>*:* <text:s text:c="32"/>1128/ntpd <text:s text:c="6"/></text:p>
      <text:p text:style-name="P18">1) ¿Con que opciones se ejecutó netstat para obtener dicho resultado?</text:p>
      <table:table table:name="Tabla1" table:style-name="Tabla1">
        <table:table-column table:style-name="Tabla1.A"/>
        <table:table-row>
          <table:table-cell table:style-name="Tabla1.A1" office:value-type="string">
            <text:p text:style-name="P8"/>
          </table:table-cell>
        </table:table-row>
      </table:table>
      <text:p text:style-name="P2"/>
      <text:p text:style-name="P3">2) ¿<text:span text:style-name="T20">Cómo se llama el equipo que ejecuta el servidor web en el equipo remoto</text:span>? <text:span text:style-name="T20">Inserta la línea o líneas de las que obtuviste la información</text:span> 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8"/>
          </table:table-cell>
        </table:table-row>
      </table:table>
      <text:p text:style-name="P3"/>
      <text:p text:style-name="P4">3) ¿Hay algún equipo accediendo a algún servicio del equipo remoto?. En caso de que la respuesta sea afirmativa ¿A que servicio está accediendo? <text:span text:style-name="T20">Inserta la línea o líneas de las que obtuviste la información</text:span> 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8"/>
          </table:table-cell>
        </table:table-row>
      </table:table>
      <text:p text:style-name="P3"><text:s/></text:p>
      <text:p text:style-name="P5">4) <text:span text:style-name="T21">¿Está el equipo remoto accediendo por IPv6 a algún servicio remoto? ¿A cúal? Inserta la línea o líneas de las que obtuviste la información </text:span><text:s/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8"/>
          </table:table-cell>
        </table:table-row>
      </table:table>
      <text:p text:style-name="P3"/>
      <text:p text:style-name="P6">5) ¿Está el equipo remoto a punto de cerrar una conexión?¿Con qué URL?</text:p>
      <table:table table:name="Tabla5" table:style-name="Tabla5">
        <table:table-column table:style-name="Tabla5.A"/>
        <table:table-row>
          <table:table-cell table:style-name="Tabla5.A1" office:value-type="string">
            <text:p text:style-name="P9"/>
          </table:table-cell>
        </table:table-row>
      </table:table>
      <text:p text:style-name="P6"/>
      <text:p text:style-name="P6">6) ¿Se puede acceder al servicio de impresión cupsd del equipo remoto desde otro equipo de la red? ¿Por qué?</text:p>
      <table:table table:name="Tabla6" table:style-name="Tabla6">
        <table:table-column table:style-name="Tabla6.A"/>
        <table:table-row>
          <table:table-cell table:style-name="Tabla6.A1" office:value-type="string">
            <text:p text:style-name="P9"/>
          </table:table-cell>
        </table:table-row>
      </table:table>
      <text:p text:style-name="P6"/>
      <text:p text:style-name="P6">7) ¿Se puede acceder al servicio de impresión dnsmasq del equipo remoto desde otro equipo de la red? ¿Por qué?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9"/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start" style:justify-single-word="false" fo:padding="0cm" fo:border="none" style:shadow="none"/>
      <style:text-properties style:font-name="Arial1" fo:font-family="Arial" style:font-family-generic="swiss" style:font-pitch="variable" fo:font-size="11pt" fo:font-weight="bold" style:font-size-asian="10.5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1" fo:font-size="8pt" fo:font-weight="bold" style:font-name-asian="Arial1" style:font-size-asian="8pt" style:font-weight-asian="bold" style:font-name-complex="Arial1" style:font-size-complex="8pt" style:font-weight-complex="bold"/>
    </style:style>
    <style:style style:name="MT2" style:family="text">
      <style:text-properties fo:color="#980000" style:font-name="Arial1" fo:font-size="8pt" fo:font-weight="bold" officeooo:rsid="0073d64f" style:font-name-asian="Arial1" style:font-size-asian="8pt" style:font-weight-asian="bold" style:font-name-complex="Arial1" style:font-size-complex="8pt" style:font-weight-complex="bold"/>
    </style:style>
    <style:style style:name="MT3" style:family="text">
      <style:text-properties fo:color="#980000" style:font-name="Arial1" fo:font-size="8pt" fo:font-weight="bold" officeooo:rsid="008b495e" style:font-name-asian="Arial1" style:font-size-asian="8pt" style:font-weight-asian="bold" style:font-name-complex="Arial1" style:font-size-complex="8pt" style:font-weight-complex="bold"/>
    </style:style>
    <style:style style:name="MT4" style:family="text">
      <style:text-properties fo:color="#980000" style:font-name="Arial1" fo:font-size="8pt" fo:font-weight="bold" officeooo:rsid="0048c2ce" style:font-name-asian="Arial1" style:font-size-asian="8pt" style:font-weight-asian="bold" style:font-name-complex="Arial1" style:font-size-complex="8pt" style:font-weight-complex="bold"/>
    </style:style>
    <style:style style:name="MT5" style:family="text">
      <style:text-properties fo:color="#980000" style:font-name="Arial1" fo:font-size="8pt" fo:font-weight="bold" officeooo:rsid="004d3dbf" style:font-name-asian="Arial1" style:font-size-asian="8pt" style:font-weight-asian="bold" style:font-name-complex="Arial1" style:font-size-complex="8pt" style:font-weight-complex="bold"/>
    </style:style>
    <style:style style:name="MT6" style:family="text">
      <style:text-properties fo:color="#980000" style:font-name="Arial1" fo:font-size="8pt" style:font-name-asian="Arial1" style:font-size-asian="8pt" style:font-name-complex="Arial1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3">8</text:span><text:span text:style-name="MT4">. </text:span><text:span text:style-name="MT3">Capa de transporte. Consolidación</text:span><text:span text:style-name="MT5"><text:tab/></text:span><text:span text:style-name="MT6"><text:tab/></text:span><text:span text:style-name="MT6"><draw:frame draw:style-name="Mfr1" draw:name="gráficos7" text:anchor-type="as-char" svg:width="2.335cm" svg:height="0.818cm" draw:z-index="1"><draw:image xlink:href="Pictures/10000201000001930000008D0A797014.png" xlink:type="simple" xlink:show="embed" xlink:actuate="onLoad"/></draw:frame></text:span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6-04-27T12:39:25.218585052</dc:date>
    <meta:editing-duration>PT18H7M31S</meta:editing-duration>
    <meta:editing-cycles>104</meta:editing-cycles>
    <meta:generator>LibreOffice/4.2.8.2$Linux_X86_64 LibreOffice_project/420m0$Build-2</meta:generator>
    <dc:creator>ivan </dc:creator>
    <meta:document-statistic meta:table-count="7" meta:image-count="1" meta:object-count="0" meta:page-count="3" meta:paragraph-count="40" meta:word-count="361" meta:character-count="3457" meta:non-whitespace-character-count="2046"/>
  </office:meta>
</office:document-meta>
</file>